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Arimo" svg:font-family="Arim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02c7" officeooo:paragraph-rsid="000d02c7"/>
    </style:style>
    <style:style style:name="P2" style:family="paragraph" style:parent-style-name="Standard">
      <style:text-properties officeooo:rsid="000dd05e" officeooo:paragraph-rsid="00108a9f"/>
    </style:style>
    <style:style style:name="P3" style:family="paragraph" style:parent-style-name="Standard">
      <style:text-properties officeooo:rsid="00108bc5" officeooo:paragraph-rsid="00108bc5"/>
    </style:style>
    <style:style style:name="P4" style:family="paragraph" style:parent-style-name="Standard">
      <style:text-properties fo:font-weight="bold" officeooo:rsid="0010eaa3" officeooo:paragraph-rsid="0010eaa3" style:font-weight-asian="bold" style:font-weight-complex="bold"/>
    </style:style>
    <style:style style:name="P5" style:family="paragraph" style:parent-style-name="Standard">
      <style:text-properties fo:font-weight="bold" officeooo:rsid="0011122f" officeooo:paragraph-rsid="0011122f" style:font-weight-asian="bold" style:font-weight-complex="bold"/>
    </style:style>
    <style:style style:name="P6" style:family="paragraph" style:parent-style-name="Standard">
      <style:text-properties fo:font-weight="bold" officeooo:rsid="00127a92" officeooo:paragraph-rsid="00127a92" style:font-weight-asian="bold" style:font-weight-complex="bold"/>
    </style:style>
    <style:style style:name="P7" style:family="paragraph" style:parent-style-name="Standard">
      <style:text-properties fo:font-weight="normal" officeooo:rsid="0010eaa3" officeooo:paragraph-rsid="0010eaa3" style:font-weight-asian="normal" style:font-weight-complex="normal"/>
    </style:style>
    <style:style style:name="P8" style:family="paragraph" style:parent-style-name="Standard">
      <style:text-properties fo:font-weight="normal" officeooo:rsid="00127a92" officeooo:paragraph-rsid="00127a92" style:font-weight-asian="normal" style:font-weight-complex="normal"/>
    </style:style>
    <style:style style:name="P9" style:family="paragraph" style:parent-style-name="Standard">
      <style:text-properties fo:font-weight="normal" officeooo:rsid="00152f0e" officeooo:paragraph-rsid="00152f0e" style:font-weight-asian="normal" style:font-weight-complex="normal"/>
    </style:style>
    <style:style style:name="P10" style:family="paragraph" style:parent-style-name="Standard">
      <style:text-properties fo:font-weight="normal" officeooo:rsid="001ffbf4" officeooo:paragraph-rsid="001ffbf4" style:font-weight-asian="normal" style:font-weight-complex="normal"/>
    </style:style>
    <style:style style:name="P11" style:family="paragraph" style:parent-style-name="Standard">
      <style:text-properties fo:font-weight="normal" officeooo:rsid="0026f0b9" officeooo:paragraph-rsid="0026f0b9" style:font-weight-asian="normal" style:font-weight-complex="normal"/>
    </style:style>
    <style:style style:name="P12" style:family="paragraph" style:parent-style-name="Standard">
      <style:text-properties fo:font-weight="normal" officeooo:rsid="001ffbf4" officeooo:paragraph-rsid="00289a93" style:font-weight-asian="normal" style:font-weight-complex="normal"/>
    </style:style>
    <style:style style:name="P13" style:family="paragraph" style:parent-style-name="Standard">
      <style:text-properties fo:font-weight="bold" officeooo:rsid="00289a93" officeooo:paragraph-rsid="00289a93" style:font-weight-asian="bold" style:font-weight-complex="bold"/>
    </style:style>
    <style:style style:name="P14" style:family="paragraph" style:parent-style-name="Standard">
      <style:text-properties fo:font-weight="bold" officeooo:rsid="00337aba" officeooo:paragraph-rsid="00337aba" style:font-weight-asian="bold" style:font-weight-complex="bold"/>
    </style:style>
    <style:style style:name="P15" style:family="paragraph" style:parent-style-name="Standard">
      <style:text-properties fo:font-weight="bold" officeooo:paragraph-rsid="0033c928" style:font-weight-asian="bold" style:font-weight-complex="bold"/>
    </style:style>
    <style:style style:name="P16" style:family="paragraph" style:parent-style-name="Standard">
      <style:text-properties style:font-name="sans-serif" fo:font-size="15pt"/>
    </style:style>
    <style:style style:name="P17" style:family="paragraph" style:parent-style-name="Standard">
      <style:text-properties style:font-name="sans-serif" fo:font-size="15pt" fo:font-weight="bold" officeooo:rsid="00337aba" officeooo:paragraph-rsid="00337aba" style:font-weight-asian="bold" style:font-weight-complex="bold"/>
    </style:style>
    <style:style style:name="P18" style:family="paragraph" style:parent-style-name="Standard">
      <style:text-properties style:font-name="sans-serif" fo:font-size="15pt" fo:font-weight="bold" officeooo:rsid="0033c928" officeooo:paragraph-rsid="0033c928" style:font-weight-asian="bold" style:font-weight-complex="bold"/>
    </style:style>
    <style:style style:name="P19" style:family="paragraph" style:parent-style-name="Standard">
      <style:text-properties style:font-name="sans-serif" fo:font-size="15pt" fo:font-weight="bold" officeooo:rsid="0034d748" officeooo:paragraph-rsid="0034d748" style:font-weight-asian="bold" style:font-weight-complex="bold"/>
    </style:style>
    <style:style style:name="P20" style:family="paragraph" style:parent-style-name="Standard">
      <style:text-properties style:font-name="sans-serif" fo:font-size="15pt" fo:font-weight="normal" officeooo:paragraph-rsid="0033c928" style:font-weight-asian="normal" style:font-weight-complex="normal"/>
    </style:style>
    <style:style style:name="P21" style:family="paragraph" style:parent-style-name="Standard">
      <style:text-properties style:font-name="sans-serif" fo:font-size="15pt" officeooo:paragraph-rsid="0029600e"/>
    </style:style>
    <style:style style:name="P22" style:family="paragraph" style:parent-style-name="Standard">
      <style:text-properties style:font-name="sans-serif" fo:font-size="15pt" officeooo:rsid="00337aba" officeooo:paragraph-rsid="00337aba"/>
    </style:style>
    <style:style style:name="P23" style:family="paragraph" style:parent-style-name="Standard">
      <style:text-properties style:font-name="sans-serif" fo:font-size="15pt" officeooo:paragraph-rsid="00337aba"/>
    </style:style>
    <style:style style:name="P24" style:family="paragraph" style:parent-style-name="Standard">
      <style:text-properties style:font-name="sans-serif" fo:font-size="15pt" officeooo:rsid="0033c928" officeooo:paragraph-rsid="0033c928"/>
    </style:style>
    <style:style style:name="P25" style:family="paragraph" style:parent-style-name="Standard">
      <style:text-properties style:font-name="sans-serif" fo:font-size="15pt" officeooo:paragraph-rsid="0033c928"/>
    </style:style>
    <style:style style:name="P26" style:family="paragraph" style:parent-style-name="Standard">
      <style:text-properties style:font-name="sans-serif" fo:font-size="10.5pt" fo:font-weight="normal" officeooo:paragraph-rsid="0029600e" style:font-size-asian="10.5pt" style:font-weight-asian="normal" style:font-size-complex="10.5pt" style:font-weight-complex="normal"/>
    </style:style>
    <style:style style:name="P27" style:family="paragraph" style:parent-style-name="Standard">
      <style:text-properties style:font-name="Arimo" fo:font-size="10.5pt" fo:font-weight="bold" officeooo:rsid="0029600e" officeooo:paragraph-rsid="0029600e" style:font-size-asian="10.5pt" style:font-weight-asian="bold" style:font-size-complex="10.5pt" style:font-weight-complex="bold"/>
    </style:style>
    <style:style style:name="P28" style:family="paragraph" style:parent-style-name="Standard">
      <style:text-properties style:font-name="Arimo" fo:font-size="10.5pt" fo:font-weight="normal" officeooo:rsid="00289a93" officeooo:paragraph-rsid="00289a93" style:font-size-asian="10.5pt" style:font-weight-asian="normal" style:font-size-complex="10.5pt" style:font-weight-complex="normal"/>
    </style:style>
    <style:style style:name="P29" style:family="paragraph" style:parent-style-name="Standard">
      <style:text-properties style:font-name="Arimo" fo:font-size="10.5pt" fo:font-weight="normal" officeooo:paragraph-rsid="00289a93" style:font-size-asian="10.5pt" style:font-weight-asian="normal" style:font-size-complex="10.5pt" style:font-weight-complex="normal"/>
    </style:style>
    <style:style style:name="P30" style:family="paragraph" style:parent-style-name="Standard">
      <style:text-properties officeooo:paragraph-rsid="0029600e"/>
    </style:style>
    <style:style style:name="P31" style:family="paragraph" style:parent-style-name="Standard">
      <style:text-properties fo:font-size="11pt" style:font-size-asian="11pt" style:font-size-complex="11pt"/>
    </style:style>
    <style:style style:name="P32" style:family="paragraph" style:parent-style-name="Standard">
      <style:text-properties fo:font-size="11pt" officeooo:paragraph-rsid="0029600e" style:font-size-asian="11pt" style:font-size-complex="11pt"/>
    </style:style>
    <style:style style:name="P33" style:family="paragraph" style:parent-style-name="Standard">
      <style:text-properties officeooo:rsid="00337aba" officeooo:paragraph-rsid="00337aba"/>
    </style:style>
    <style:style style:name="P34" style:family="paragraph" style:parent-style-name="Standard">
      <style:text-properties officeooo:paragraph-rsid="0033c928"/>
    </style:style>
    <style:style style:name="P35" style:family="paragraph" style:parent-style-name="Standard">
      <style:paragraph-properties fo:break-before="page"/>
      <style:text-properties fo:font-weight="bold" officeooo:rsid="00337aba" officeooo:paragraph-rsid="00337aba" style:font-weight-asian="bold" style:font-weight-complex="bold"/>
    </style:style>
    <style:style style:name="T1" style:family="text">
      <style:text-properties officeooo:rsid="000dd05e"/>
    </style:style>
    <style:style style:name="T2" style:family="text">
      <style:text-properties officeooo:rsid="000f32e5"/>
    </style:style>
    <style:style style:name="T3" style:family="text">
      <style:text-properties officeooo:rsid="0010eaa3"/>
    </style:style>
    <style:style style:name="T4" style:family="text">
      <style:text-properties officeooo:rsid="0011122f"/>
    </style:style>
    <style:style style:name="T5" style:family="text">
      <style:text-properties officeooo:rsid="00157e0a"/>
    </style:style>
    <style:style style:name="T6" style:family="text">
      <style:text-properties officeooo:rsid="0016662e"/>
    </style:style>
    <style:style style:name="T7" style:family="text">
      <style:text-properties officeooo:rsid="00289a93"/>
    </style:style>
    <style:style style:name="T8" style:family="text">
      <style:text-properties officeooo:rsid="0029600e"/>
    </style:style>
    <style:style style:name="T9" style:family="text">
      <style:text-properties style:font-name="sans-serif"/>
    </style:style>
    <style:style style:name="T10" style:family="text">
      <style:text-properties style:font-name="sans-serif" fo:font-size="15pt"/>
    </style:style>
    <style:style style:name="T11" style:family="text">
      <style:text-properties style:font-name="sans-serif" fo:font-size="15pt" officeooo:rsid="00337aba"/>
    </style:style>
    <style:style style:name="T12" style:family="text">
      <style:text-properties style:font-name="sans-serif" fo:font-size="15pt" fo:font-weight="bold" officeooo:rsid="0033c928" style:font-weight-asian="bold" style:font-weight-complex="bold"/>
    </style:style>
    <style:style style:name="T13" style:family="text">
      <style:text-properties style:font-name="sans-serif" fo:font-size="15pt" officeooo:rsid="0033c928"/>
    </style:style>
    <style:style style:name="T14" style:family="text">
      <style:text-properties style:font-name="sans-serif" officeooo:rsid="0029600e"/>
    </style:style>
    <style:style style:name="T15" style:family="text">
      <style:text-properties officeooo:rsid="002ae53e"/>
    </style:style>
    <style:style style:name="T16" style:family="text">
      <style:text-properties officeooo:rsid="002d4265"/>
    </style:style>
    <style:style style:name="T17" style:family="text">
      <style:text-properties officeooo:rsid="002f4bf2"/>
    </style:style>
    <style:style style:name="T18" style:family="text">
      <style:text-properties officeooo:rsid="00337aba"/>
    </style:style>
    <style:style style:name="T19" style:family="text">
      <style:text-properties officeooo:rsid="0033c928"/>
    </style:style>
    <style:style style:name="T20" style:family="text">
      <style:text-properties fo:font-weight="bold" officeooo:rsid="0033c928" style:font-weight-asian="bold" style:font-weight-complex="bold"/>
    </style:style>
    <style:style style:name="T21" style:family="text">
      <style:text-properties officeooo:rsid="0034d7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Realidad Problematica</text:p>
      <text:p text:style-name="P1">El control PID es el método de control más ampliamente usado en la industria debido a su facilidad de ajuste y puesta en servicio.</text:p>
      <text:p text:style-name="P1"/>
      <text:p text:style-name="P1"><text:span text:style-name="T15">L</text:span>a investigación respecto de esta estrategia de control se ha centrado principalmente en desarrollar metodologías para hallar los tres parámetros PID que convengan más a un proceso.</text:p>
      <text:p text:style-name="P1"/>
      <text:p text:style-name="P1">Y aunque las técnicas como las propuestas por Ziegler-Nichols se ha<text:span text:style-name="T15">n</text:span> probado muchas veces con resultados muy pobres, todavía son un punto de referencia para sintonizar controladores PID.</text:p>
      <text:p text:style-name="P1"/>
      <text:p text:style-name="P1"><text:span text:style-name="T15">Pero</text:span> muchas estrategias de sintonización pueden descartarse si se comparan con un PID bien ajustado.</text:p>
      <text:p text:style-name="P1"/>
      <text:p text:style-name="P1"><text:span text:style-name="T1">Frente a esto, se han ido utilizando técnicas de sintonización basadas</text:span> algoritmos inspirados en la biología <text:span text:style-name="T1">que </text:span>han permitido obtener mejores resultados en comparación con los métodos tradicionales.</text:p>
      <text:p text:style-name="P1"/>
      <text:p text:style-name="P2">Sin embargo; tanto en métodos de sintonización tradicionales como modernos, se hace uso de la función de transferencia, <text:span text:style-name="T2">que está limitada a identificar </text:span>sistemas lineales o <text:span text:style-name="T2">con</text:span> <text:span text:style-name="T2">alguna </text:span>aproximación lineal alrededor de un punto. <text:span text:style-name="T2">Por otro lado, muchos sistemas dinámicos (no lineales y lineales de alto órden) se han logrado identificar con éxito a través de modelos lineales generalizados o máquinas de soporte vectorial.</text:span></text:p>
      <text:p text:style-name="P2"/>
      <text:p text:style-name="P3">Entonces, se presenta un escenario donde los procesos de sintonización modernos podrían incluir una estructura de modelo como las máquinas de soporte vectorial o modelos lineales generalizados, <text:span text:style-name="T3">que ofrezcan más prestaciones y capacidades para identificar una planta de control.</text:span></text:p>
      <text:p text:style-name="P3"/>
      <text:p text:style-name="P4">Problema</text:p>
      <text:p text:style-name="P7">Cómo utilizar una estructura de modelo <text:span text:style-name="T16">que identifique a un motor dc </text:span>mejor que la función de transferencia <text:span text:style-name="T4">durante la sintonización basada en</text:span> algoritmos genéticos de <text:span text:style-name="T4">un </text:span>controlador PID <text:span text:style-name="T16">de velocidad.</text:span></text:p>
      <text:p text:style-name="P7"/>
      <text:p text:style-name="P6">Justificación</text:p>
      <text:p text:style-name="P9">Las capacidades computacionales actuales y el desarrollo de las comunidades de software libre permiten integrar técnicas que antes <text:span text:style-name="T5">implicaban</text:span> problemas de procesamiento o eran utilizados en otros contextos. <text:span text:style-name="T6">Así, se pueden explorar soluciones nuevas a problemas que los estudiantes o personas interesadas en el control, se enfrentan a menudo</text:span>. <text:span text:style-name="T6">Además, de impulsar la producción científica dentro de ese campo. Y desarrollando mejores estrategias de control, por ejemplo, hallando mejores parámetros PID, se optimizan los procesos de control y se ahorran recursos.</text:span></text:p>
      <text:p text:style-name="P8"/>
      <text:p text:style-name="P5">Antecedentes</text:p>
      <text:p text:style-name="P10">Se han utilizado modelos de caja negra, como alternativa de identificación no paramétrica, para aproximar sistemas basados en funciones de transferencia de alto órden y sistemas no lineales.</text:p>
      <text:p text:style-name="P10"/>
      <text:p text:style-name="P11">Se han <text:span text:style-name="T7">usado algoritmos genéticos para sintonizar controladores PID en las que se usó una red neuronal entrenada con datos experimentales de entrada y salida de la planta de control. Los resuoltados fueron alentadores.</text:span></text:p>
      <text:p text:style-name="P11"/>
      <text:p text:style-name="P12"><text:span text:style-name="T7">C</text:span>on resultados alentadores pero enfatizando la necesidad de seguir investigando.</text:p>
      <text:p text:style-name="P12"/>
      <text:p text:style-name="P13">Hipótesis</text:p>
      <text:p text:style-name="P29"><text:soft-page-break/><text:span text:style-name="T7">Será posible la identificación no paramétrica de u</text:span>n motor dc por medio de un modelo de machine learning, para usarse como planta de control en la sintonización basada en algoritmos genéticos de un controlador PID digital de velocidad.</text:p>
      <text:p text:style-name="P29"/>
      <text:p text:style-name="P27">Objetivos</text:p>
      <text:p text:style-name="P27">- General</text:p>
      <text:p text:style-name="P26"><text:span text:style-name="T8">Identificar de </text:span>forma no paramétrica un motor dc por medio de un modelo de machine learning, para ser la planta de control en un proceso de sintonización, basada en algoritmos genéticos, de un controlador PID digital de velocidad.</text:p>
      <text:p text:style-name="P27"/>
      <text:p text:style-name="P27">- Específicos</text:p>
      <text:p text:style-name="P31"><text:span text:style-name="T9">Implementar el sistema de control de velocidad.</text:span></text:p>
      <text:p text:style-name="P31"><text:span text:style-name="T9"/></text:p>
      <text:p text:style-name="P31"><text:span text:style-name="T9">Elegir las señales de entrada típica para el sistema de control y muestreo de datos.</text:span></text:p>
      <text:p text:style-name="P31"><text:span text:style-name="T9"/></text:p>
      <text:p text:style-name="P31"><text:span text:style-name="T9">Realizar la identificación de sistema del motor dc para obtener dos modelos: una función de transferencia y un modelo de machine learning.</text:span></text:p>
      <text:p text:style-name="P31"><text:span text:style-name="T9"/></text:p>
      <text:p text:style-name="P31"><text:span text:style-name="T9">Decodificación de un cromosoma para obtener parámetros PID, definición del desempeño del controlador digital y simulación de su accionar usando el modelo de machine learning como planta de control.</text:span></text:p>
      <text:p text:style-name="P31"><text:span text:style-name="T9"/></text:p>
      <text:p text:style-name="P31"><text:span text:style-name="T9">Sintonizar, en base a algoritmos genéticos, un controlador PID digital haciendo uso de la simulación realizada.</text:span></text:p>
      <text:p text:style-name="P31"><text:span text:style-name="T9"/></text:p>
      <text:p text:style-name="P31"><text:span text:style-name="T9">Sintonizar un controlador PID digital en base al método de Ziegler</text:span><text:span text:style-name="T14">-</text:span><text:span text:style-name="T9">Nichols y otro usando el PID Tuner de MatLab.</text:span></text:p>
      <text:p text:style-name="P31"><text:span text:style-name="T9"/></text:p>
      <text:p text:style-name="P32"><text:span text:style-name="T9">Probar el desempeño de los controladores en el sistema de control de velocidad.</text:span></text:p>
      <text:p text:style-name="P28"/>
      <text:p text:style-name="P27">Marco Teórico</text:p>
      <text:p text:style-name="P27">Sistema de control digita<text:span text:style-name="T17">l</text:span></text:p>
      <text:p text:style-name="P27">Controlador automático</text:p>
      <text:p text:style-name="P27">Controlador PID discreto</text:p>
      <text:p text:style-name="P27">Filtro paso bajo</text:p>
      <text:p text:style-name="P27">Frecuencia de muestreo</text:p>
      <text:p text:style-name="P27">Modulación por ancho de pulso</text:p>
      <text:p text:style-name="P27">valor eficaz</text:p>
      <text:p text:style-name="P27">Análisis de la respuesta temporal</text:p>
      <text:p text:style-name="P27">Señales de excitación</text:p>
      <text:p text:style-name="P27">Machine learning</text:p>
      <text:p text:style-name="P27">Elastic Net</text:p>
      <text:p text:style-name="P27">Criterio de sintonía de controladores PID</text:p>
      <text:p text:style-name="P21">Algoritmos genéticos</text:p>
      <text:p text:style-name="P30"><text:span text:style-name="T10">Método de Ziegler</text:span>–<text:span text:style-name="T10">Nichols</text:span></text:p>
      <text:p text:style-name="P30"><text:span text:style-name="T10">Arduino</text:span></text:p>
      <text:p text:style-name="P30"><text:span text:style-name="T10">The jupyter notebook</text:span></text:p>
      <text:p text:style-name="P30"><text:span text:style-name="T10">MatLab</text:span></text:p>
      <text:p text:style-name="P30"><text:span text:style-name="T10">Identificación de sistema</text:span><text:span text:style-name="T11">s</text:span></text:p>
      <text:p text:style-name="P30"><text:span text:style-name="T11"/></text:p>
      <text:p text:style-name="P35"><text:span text:style-name="T10">CAPÍTULO II: </text:span></text:p>
      <text:p text:style-name="P14"><text:span text:style-name="T10">Variables:</text:span></text:p>
      <text:p text:style-name="P14"><text:span text:style-name="T10">V. Independientes</text:span></text:p>
      <text:p text:style-name="P23"><text:span text:style-name="T18">- </text:span>Amplitud de señal de entrada.</text:p>
      <text:p text:style-name="P16">- Duración de señal de entrada. </text:p>
      <text:p text:style-name="P16">- Frecuencia de muestreo.</text:p>
      <text:p text:style-name="Standard"><text:span text:style-name="T10">- Número de muestras.</text:span></text:p>
      <text:p text:style-name="P14"><text:span text:style-name="T10">V. Dependientes</text:span></text:p>
      <text:p text:style-name="P23"><text:span text:style-name="T18">- </text:span>Velocidad del motor.</text:p>
      <text:p text:style-name="P16">- Ganancia proporcional.</text:p>
      <text:p text:style-name="P16">- Ganancia integral.</text:p>
      <text:p text:style-name="P16">- Ganancia derivativa.</text:p>
      <text:p text:style-name="P17">Diseño:</text:p>
      <text:p text:style-name="P22">experimental</text:p>
      <text:p text:style-name="P18">Población y muestra:</text:p>
      <text:p text:style-name="P18">Población</text:p>
      <text:p text:style-name="P20"><text:span text:style-name="T19">Motores </text:span>dc.</text:p>
      <text:p text:style-name="P18">Muestra</text:p>
      <text:p text:style-name="P23"><text:span text:style-name="T18">Motor </text:span>dc de 12V de voltaje de operación nominal.</text:p>
      <text:p text:style-name="P18">Método de investigación:</text:p>
      <text:p text:style-name="P24">Cuantitativo.</text:p>
      <text:p text:style-name="P18">Técnicas e instrumentos de recolección de datos:</text:p>
      <text:p text:style-name="P18">Técnicas</text:p>
      <text:p text:style-name="P34"><text:span text:style-name="T12">- </text:span><text:span text:style-name="T10">Revisión de bibliografía especializada para explorar señales de excitación sobre diversos sistemas de control.</text:span></text:p>
      <text:p text:style-name="P34"><text:span text:style-name="T13">- </text:span><text:span text:style-name="T10">Estudio del comportamiento del sistema de control frente a diversos estímulos.</text:span></text:p>
      <text:p text:style-name="P18">Instrumentos</text:p>
      <text:p text:style-name="P34"><text:span text:style-name="T12">- </text:span><text:span text:style-name="T10">Jupyter Notebook</text:span></text:p>
      <text:p text:style-name="P34"><text:span text:style-name="T13">- </text:span><text:span text:style-name="T10">Plataforma Arduino</text:span></text:p>
      <text:p text:style-name="P34"><text:span text:style-name="T19">- </text:span><text:span text:style-name="T10">MatLab</text:span></text:p>
      <text:p text:style-name="P15"><text:span text:style-name="T10">Métodos de análisis de datos</text:span></text:p>
      <text:p text:style-name="P25"><text:span text:style-name="T19">- </text:span>Pre procesamiento de la señal de salida de la planta de control: aplicación de filtrado digital sobre los datos provenientes del sensor para su posterior procesamiento.</text:p>
      <text:p text:style-name="P16"><text:span text:style-name="T19">- </text:span>Contrastación del desempeño de los controladores obtenidos por distintos métodos</text:p>
      <text:p text:style-name="P16"/>
      <text:p text:style-name="P18"><text:soft-page-break/>Capítulo III:</text:p>
      <text:p text:style-name="P18">Desarrollo y resultados:</text:p>
      <text:p text:style-name="P18"><text:span text:style-name="T21">- </text:span>Etapa de adquisición y procesamiento de datos</text:p>
      <text:p text:style-name="P25"><text:span text:style-name="T20">I</text:span>mplementación del sistema de control de velocidad<text:tab/></text:p>
      <text:p text:style-name="P18"/>
      <text:p text:style-name="P19">- Etapa de control</text:p>
      <text:p text:style-name="P34"><text:span text:style-name="T10"/></text:p>
      <text:p text:style-name="P18"/>
      <text:p text:style-name="P33"><text:span text:style-name="T10"/></text:p>
      <text:p text:style-name="P30"><text:span text:style-name="T10"/></text:p>
      <text:p text:style-name="P21"/>
      <text:p text:style-name="P21"/>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Arimo" svg:font-family="Arim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6:19:52.392135265</meta:creation-date>
    <dc:date>2018-10-12T22:36:37.269271819</dc:date>
    <meta:editing-duration>PT3H53M15S</meta:editing-duration>
    <meta:editing-cycles>5</meta:editing-cycles>
    <meta:generator>LibreOffice/5.2.7.2$Linux_X86_64 LibreOffice_project/20m0$Build-2</meta:generator>
    <meta:document-statistic meta:table-count="0" meta:image-count="0" meta:object-count="0" meta:page-count="4" meta:paragraph-count="85" meta:word-count="846" meta:character-count="5595" meta:non-whitespace-character-count="4831"/>
  </office:meta>
</office:document-meta>
</file>